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51mm"/>
    </style:style>
    <style:style style:name="co2" style:family="table-column">
      <style:table-column-properties fo:break-before="auto" style:column-width="87.77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Schoolrank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rnegie Mellon Univers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ssachusetts Institute of Technolog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nford Univers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Berkele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versity of Illinois—​Urbana-​Champaign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Cornell University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University of Washington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Princeton University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Georgia Institute of Technology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University of Texas—​Austin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California Institute of Technology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University of Wisconsin—​Madison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Los Angeles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University of Michigan—​Ann Arbor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Columbia Univers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San Dieg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versity of Maryland—​College Par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rvard University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University of Pennsylvania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Brown University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Purdue University—​West Lafayette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Rice University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University of Southern California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Yale University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Duke University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University of Massachusetts—​Amherst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University of North Carolina—​Chapel Hill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Johns Hopkins University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New York University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Pennsylvania State University—​University Park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Irvine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University of Minnesota—​Twin Cities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University of Virginia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Northwestern University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Ohio State University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Rutgers <text:s/>The State University of New Jersey—​New Brunswick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Davis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Santa Barbara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University of Chicago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Dartmouth College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Stony Brook University—​SUNY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Texas A&amp;M University—​College Station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University of Arizona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University of Colorado—​Boulder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University of Utah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Washington University in St. Louis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Arizona State Univers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ston Univers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rth Carolina State Univers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iversity of Flori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diana University—​Bloomington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Rensselaer Polytechnic Institute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University of Pittsburgh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University of Rochester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Michigan State University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Riverside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University of California—​Santa Cruz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Vanderbilt University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Northeastern University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University of Illinois—​Chicago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University of Notre Dame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Iowa State University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University at Buffalo—​SUNY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University of Iowa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University of Oregon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George Mason University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Oregon State University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Syracuse University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Case Western Reserve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College of William and Mar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Colorado State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Naval Postgraduate School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New York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Tufts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Delaware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Maryland—​Baltimore Coun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Nebraska—​Lincoln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Tennessee—​Knoxville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University of Texas—​Dallas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Washington State University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Brandeis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Clemson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CUNY Graduate School and University Center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Florida State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George Washington University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University of Connecticut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University of Kansas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University of New Mexico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Auburn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Brigham Young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Drexel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Kansas State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New Jersey Institute of Technolog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Oregon Health and Science Universit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Central Florida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Georgia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Kentucky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University of Texas—​Arlington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Worcester Polytechnic Institute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Colorado School of Mines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Illinois Institute of Technolog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Lehigh Universit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Louisiana State University—​Baton Rouge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Stevens Institute of Technolog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at Albany—​SUNY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Houston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Missouri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North Carolina—​Charlotte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South Carolina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University of South Florida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Binghamton University—​SU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orgia State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ssouri University of Science &amp; Technolog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thern Methodist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mple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Cincinnat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klaho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yne State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st Virginia Univers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r Force Institute of Technolog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laremont Graduate Universit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ePaul Universit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lorida Atlantic Universit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lorida Institute of Technology</text:p>
          </table:table-cell>
          <table:table-cell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19:57:56.657867058</dc:date>
    <meta:editing-duration>PT36S</meta:editing-duration>
    <meta:editing-cycles>1</meta:editing-cycles>
    <meta:document-statistic meta:table-count="1" meta:cell-count="250" meta:object-count="0"/>
    <meta:generator>LibreOffice/4.4.2.2$Linux_X86_64 LibreOffice_project/40m0$Build-2</meta:generator>
  </office:meta>
</office:document-meta>
</file>